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nday October 1<text:span text:style-name="T1">th</text:span></text:p>
      <text:p text:style-name="Standard">Members present: Kyle, Jonathan, Vaibhav, and Jerry</text:p>
      <text:p text:style-name="P1">Things discussed and decisions made: <text:span text:style-name="T2">At this meeting we discussed a general overview of the architecture which we would use for the project. <text:s/>We specified a couple of interfaces for gates, time keeping, and simulations. <text:s/>Kyle also volunteered to write the code for just the simulator.</text:span></text:p>
      <text:p text:style-name="Standard"/>
      <text:p text:style-name="Standard"/>
      <text:p text:style-name="Standard">Friday October 7<text:span text:style-name="T1">th</text:span> </text:p>
      <text:p text:style-name="Standard">Members present: Jonathan, Kyle, Vaibhav</text:p>
      <text:p text:style-name="P1">Things discussed and decisions made: <text:span text:style-name="T2">This meeting was purely a code review of the simulation code that Kyle had written. <text:s/>We decided that we were satisfied with the simulator as written. <text:s/></text:span></text:p>
      <text:p text:style-name="Standard"/>
      <text:p text:style-name="Standard"/>
      <text:p text:style-name="Standard">Wednesday October 10<text:span text:style-name="T1">th</text:span>: </text:p>
      <text:p text:style-name="Standard">Members present: Vaibhav, Jerry</text:p>
      <text:p text:style-name="P1">Things discussed and decisions made: <text:span text:style-name="T2">The team discussed some architecture questions behind how to implement token trading between gates and specified an interface. <text:s/>However, no implementation of the token traders was specified.</text:span></text:p>
      <text:p text:style-name="Standard"/>
      <text:p text:style-name="Standard">Monday October 15<text:span text:style-name="T1">th</text:span>:</text:p>
      <text:p text:style-name="Standard">Members: Jonathan, Kyle, Jerry, Vaibhav</text:p>
      <text:p text:style-name="P1">Things discussed and decisions made: <text:span text:style-name="T2">The team discussed a messaging interface and the different token trading policies that would be in place for the gates. <text:s/>We also assigned responsibilities with regards to implementing both the token traders and messaging between gates.</text:span></text:p>
      <text:p text:style-name="Standard"/>
      <text:p text:style-name="Standard"/>
      <text:p text:style-name="Standard">Friday October 19<text:span text:style-name="T1">th</text:span> </text:p>
      <text:p text:style-name="Standard">Members present: Jonathan, Jerry</text:p>
      <text:p text:style-name="P1">Things discussed and decisions made: <text:span text:style-name="T2">Tests were written which test many of the various parts of the system and bug fixes were made to problems in code. <text:s/>We also decided to tightly couple a few more elements of the system as opposed to putting in a disproportionately large amount of work to make them loosely coupled.</text:span></text:p>
      <text:p text:style-name="Standard"/>
      <text:p text:style-name="Standard"/>
      <text:p text:style-name="Standard">Saturday October 20<text:span text:style-name="T1">th</text:span> </text:p>
      <text:p text:style-name="Standard">Members present: Jonathan, Jerry, Vaibhav, Kyle</text:p>
      <text:p text:style-name="P1">Things discussed and decisions made: <text:span text:style-name="T2">More test were written and bug fixes in the system as a whole</text:span></text:p>
      <text:p text:style-name="Standard"/>
      <text:p text:style-name="Standard">Sunday October 21<text:span text:style-name="T1">st</text:span> </text:p>
      <text:p text:style-name="Standard">Same as October 20<text:span text:style-name="T1">th</text:span> </text:p>
      <text:p text:style-name="Standard"/>
      <text:p text:style-name="Standard"/>
      <text:p text:style-name="Standard">Monday October 22<text:span text:style-name="T1">nd</text:span> </text:p>
      <text:p text:style-name="Standard">Same as October 20<text:span text:style-name="T1">th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07:59:21.14</meta:creation-date>
    <meta:document-statistic meta:table-count="0" meta:image-count="0" meta:object-count="0" meta:page-count="1" meta:paragraph-count="22" meta:word-count="287" meta:character-count="1831"/>
    <dc:date>2012-10-22T08:17:35.49</dc:date>
    <meta:editing-duration>PT3S</meta:editing-duration>
    <meta:editing-cycles>1</meta:editing-cycles>
    <meta:generator>OpenOffice.org/3.4.1$Win32 OpenOffice.org_project/341m1$Build-9593</meta:generator>
  </office:meta>
</office:document-meta>
</file>